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7.25pt" officeooo:paragraph-rsid="0005f3e7"/>
    </style:style>
    <style:style style:name="P2" style:family="paragraph" style:parent-style-name="Standard">
      <style:text-properties officeooo:paragraph-rsid="0005f3e7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style:font-name="serif" fo:font-size="17.25pt"/>
    </style:style>
    <style:style style:name="T1" style:family="text">
      <style:text-properties style:font-name="serif" fo:font-size="13.5pt"/>
    </style:style>
    <style:style style:name="T2" style:family="text">
      <style:text-properties style:font-name="serif" fo:font-size="17.25pt"/>
    </style:style>
    <style:style style:name="T3" style:family="text">
      <style:text-properties officeooo:rsid="0005f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apstone Projects for CSC3003S 6 </text:span><text:bookmark text:name="page18R_mcid0"/><text:line-break/><text:span text:style-name="T2">13.</text:span> <text:span text:style-name="T2">Vaccine Waste Mitigation App – ConsrVac </text:span></text:p>
      <text:p text:style-name="P3"><text:span text:style-name="T2"/></text:p>
      <text:p text:style-name="P4"><text:bookmark text:name="page4R_mcid10"/>Community Notice system - Inform </text:p>
      <text:p text:style-name="Standard"/>
      <text:p text:style-name="P4"><text:bookmark text:name="page4R_mcid16"/>Truth Tables for Sentences of Propositional Logic – TT4SPL</text:p>
      <text:p text:style-name="Standard"/>
      <text:p text:style-name="P4"><text:bookmark text:name="page12R_mcid43"/>A Volumetric Fracture Detection Systems - VFDS </text:p>
      <text:p text:style-name="Standard"/>
      <text:p text:style-name="P2"><text:span text:style-name="T3">-</text:span><text:bookmark text:name="page15R_mcid60"/><text:span text:style-name="T2">Early Life Interactivity Tracker – EarlyLife </text:span></text:p>
      <text:p text:style-name="P2"><text:span text:style-name="T2"/></text:p>
      <text:p text:style-name="P1"><text:bookmark text:name="page18R_mcid01"/>Vaccine Waste Mitigation App – ConsrVac</text:p>
      <text:p text:style-name="P2"><text:span text:style-name="T2"/></text:p>
      <text:p text:style-name="P1"><text:bookmark text:name="page18R_mcid6"/>Student Time Management System - STMS 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8:03:26.869178828</meta:creation-date>
    <dc:date>2021-08-02T18:18:40.024300242</dc:date>
    <meta:editing-duration>PT5M3S</meta:editing-duration>
    <meta:editing-cycles>1</meta:editing-cycles>
    <meta:document-statistic meta:table-count="0" meta:image-count="0" meta:object-count="0" meta:page-count="1" meta:paragraph-count="7" meta:word-count="47" meta:character-count="339" meta:non-whitespace-character-count="289"/>
    <meta:generator>LibreOffice/6.4.7.2$Linux_X86_64 LibreOffice_project/40$Build-2</meta:generator>
  </office:meta>
</office:document-meta>
</file>